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3.14pt"/>
    </style:style>
    <style:style style:name="co3" style:family="table-column">
      <style:table-column-properties fo:break-before="auto" style:column-width="254.64pt"/>
    </style:style>
    <style:style style:name="co4" style:family="table-column">
      <style:table-column-properties fo:break-before="auto" style:column-width="104.2pt"/>
    </style:style>
    <style:style style:name="co5" style:family="table-column">
      <style:table-column-properties fo:break-before="auto" style:column-width="130.99pt"/>
    </style:style>
    <style:style style:name="co6" style:family="table-column">
      <style:table-column-properties fo:break-before="auto" style:column-width="227.2pt"/>
    </style:style>
    <style:style style:name="co7" style:family="table-column">
      <style:table-column-properties fo:break-before="auto" style:column-width="67.35pt"/>
    </style:style>
    <style:style style:name="co8" style:family="table-column">
      <style:table-column-properties fo:break-before="auto" style:column-width="298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d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Xcenter</text:p>
          </table:table-cell>
          <table:table-cell office:value-type="string" calcext:value-type="string">
            <text:p>Ycenter</text:p>
          </table:table-cell>
          <table:table-cell/>
          <table:table-cell office:value-type="string" calcext:value-type="string">
            <text:p>Xwidth</text:p>
          </table:table-cell>
          <table:table-cell office:value-type="string" calcext:value-type="string">
            <text:p>Yheight</text:p>
          </table:table-cell>
          <table:table-cell/>
          <table:table-cell office:value-type="string" calcext:value-type="string">
            <text:p>Xmin</text:p>
          </table:table-cell>
          <table:table-cell office:value-type="string" calcext:value-type="string">
            <text:p>Xmax</text:p>
          </table:table-cell>
          <table:table-cell/>
          <table:table-cell office:value-type="string" calcext:value-type="string">
            <text:p>Ymin</text:p>
          </table:table-cell>
          <table:table-cell office:value-type="string" calcext:value-type="string">
            <text:p>Ymax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82.18pt" svg:height="26.62pt" svg:x="80.99pt" svg:y="0pt" draw:caption-point-x="-17.29pt" draw:caption-point-y="13.07pt">
              <dc:date>2016-01-21T00:00:00</dc:date>
              <text:p text:style-name="P1">T99</text:p>
            </office:annotation>
            <text:p>Microscope</text:p>
          </table:table-cell>
          <table:table-cell office:value-type="float" office:value="310" calcext:value-type="float">
            <text:p>310</text:p>
          </table:table-cell>
          <table:table-cell office:value-type="float" office:value="210" calcext:value-type="float">
            <text:p>210</text:p>
          </table:table-cell>
          <table:table-cell/>
          <table:table-cell table:number-columns-repeated="2" office:value-type="float" office:value="250" calcext:value-type="float">
            <text:p>250</text:p>
          </table:table-cell>
          <table:table-cell/>
          <table:table-cell table:formula="of:=[.B2]-([.E2]/2)" office:value-type="float" office:value="185" calcext:value-type="float">
            <text:p>185</text:p>
          </table:table-cell>
          <table:table-cell table:formula="of:=[.B2]+([.E2]/2)" office:value-type="float" office:value="435" calcext:value-type="float">
            <text:p>435</text:p>
          </table:table-cell>
          <table:table-cell/>
          <table:table-cell table:formula="of:=[.C2]-([.F2]/2)" office:value-type="float" office:value="85" calcext:value-type="float">
            <text:p>85</text:p>
          </table:table-cell>
          <table:table-cell table:formula="of:=[.C2]+([.F2]/2)"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office:annotation draw:style-name="gr2" draw:text-style-name="P2" svg:width="82.18pt" svg:height="16.89pt" svg:x="80.99pt" svg:y="0pt" draw:caption-point-x="-17.29pt" draw:caption-point-y="25.88pt">
              <dc:date>2016-01-21T00:00:00</dc:date>
              <text:p text:style-name="P1">T99</text:p>
            </office:annotation>
            <text:p>Probe</text:p>
          </table:table-cell>
          <table:table-cell table:formula="of:=[.B2]-[Relative.$B$2]" office:value-type="float" office:value="213.2" calcext:value-type="float">
            <text:p>213.2</text:p>
          </table:table-cell>
          <table:table-cell table:formula="of:=[.C2]-[Relative.$C$2]" office:value-type="float" office:value="135.3" calcext:value-type="float">
            <text:p>135.3</text:p>
          </table:table-cell>
          <table:table-cell/>
          <table:table-cell table:formula="of:=[.E2]-[Relative.$B$2]" office:value-type="float" office:value="153.2" calcext:value-type="float">
            <text:p>153.2</text:p>
          </table:table-cell>
          <table:table-cell table:formula="of:=[.F2]-[Relative.$C$2]" office:value-type="float" office:value="175.3" calcext:value-type="float">
            <text:p>175.3</text:p>
          </table:table-cell>
          <table:table-cell/>
          <table:table-cell table:formula="of:=[.H2]-[Relative.$B$2]" office:value-type="float" office:value="88.2" calcext:value-type="float">
            <text:p>88.2</text:p>
          </table:table-cell>
          <table:table-cell table:formula="of:=[.I2]-[Relative.$C$2]" office:value-type="float" office:value="360.3" calcext:value-type="float">
            <text:p>360.3</text:p>
          </table:table-cell>
          <table:table-cell/>
          <table:table-cell table:formula="of:=[.K2]-[Relative.$C$2]" office:value-type="float" office:value="10.3" calcext:value-type="float">
            <text:p>10.3</text:p>
          </table:table-cell>
          <table:table-cell table:formula="of:=[.L2]-[Relative.$C$2]" office:value-type="float" office:value="260.3" calcext:value-type="float">
            <text:p>260.3</text:p>
          </table:table-cell>
        </table:table-row>
        <table:table-row table:style-name="ro1">
          <table:table-cell office:value-type="string" calcext:value-type="string">
            <office:annotation draw:style-name="gr2" draw:text-style-name="P2" svg:width="82.18pt" svg:height="16.89pt" svg:x="80.99pt" svg:y="0pt" draw:caption-point-x="-17.29pt" draw:caption-point-y="38.66pt">
              <dc:date>2016-01-21T00:00:00</dc:date>
              <text:p text:style-name="P1">T0-5</text:p>
            </office:annotation>
            <text:p>Tool</text:p>
          </table:table-cell>
          <table:table-cell table:formula="of:=[.B2]+[Offset.$K$2]" office:value-type="float" office:value="254" calcext:value-type="float">
            <text:p>254</text:p>
          </table:table-cell>
          <table:table-cell table:formula="of:=[.C2]+[Offset.$L$2]" office:value-type="float" office:value="144" calcext:value-type="float">
            <text:p>144</text:p>
          </table:table-cell>
          <table:table-cell/>
          <table:table-cell table:formula="of:=[.E2]+[Offset.$K$2]" office:value-type="float" office:value="194" calcext:value-type="float">
            <text:p>194</text:p>
          </table:table-cell>
          <table:table-cell table:formula="of:=[.F2]+[Offset.$L$2]" office:value-type="float" office:value="184" calcext:value-type="float">
            <text:p>184</text:p>
          </table:table-cell>
          <table:table-cell/>
          <table:table-cell table:formula="of:=[.H2]+[Offset.$K$2]" office:value-type="float" office:value="129" calcext:value-type="float">
            <text:p>129</text:p>
          </table:table-cell>
          <table:table-cell table:formula="of:=[.I2]+[Offset.$L$2]" office:value-type="float" office:value="369" calcext:value-type="float">
            <text:p>369</text:p>
          </table:table-cell>
          <table:table-cell/>
          <table:table-cell table:formula="of:=[.K2]+[Offset.$K$2]" office:value-type="float" office:value="29" calcext:value-type="float">
            <text:p>29</text:p>
          </table:table-cell>
          <table:table-cell table:formula="of:=[.L2]+[Offset.$L$2]" office:value-type="float" office:value="269" calcext:value-type="float">
            <text:p>269</text:p>
          </table:table-cell>
        </table:table-row>
      </table:table>
      <table:table table:name="Raw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opeX</text:p>
          </table:table-cell>
          <table:table-cell office:value-type="string" calcext:value-type="string">
            <text:p>Scope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Prefix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Gcode</text:p>
          </table:table-cell>
        </table:table-row>
        <table:table-row table:style-name="ro1">
          <table:table-cell office:value-type="string" calcext:value-type="string">
            <text:p>Probe</text:p>
          </table:table-cell>
          <table:table-cell office:value-type="float" office:value="406.8" calcext:value-type="float">
            <text:p>406.8</text:p>
          </table:table-cell>
          <table:table-cell office:value-type="float" office:value="284.7" calcext:value-type="float">
            <text:p>284.7</text:p>
          </table:table-cell>
          <table:table-cell office:value-type="float" office:value="310" calcext:value-type="float">
            <text:p>310</text:p>
          </table:table-cell>
          <table:table-cell office:value-type="float" office:value="210" calcext:value-type="float">
            <text:p>210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string" calcext:value-type="string">
            <text:p>G31 C0 P500</text:p>
          </table:table-cell>
          <table:table-cell/>
          <table:table-cell table:formula="of:=CONCATENATE([.H2];[.I2];&quot; X&quot;;ROUND([.B2];3); &quot; Y&quot;;ROUND([.C2];3);&quot; Z&quot;;ROUND([.F2];3))" office:value-type="string" office:string-value="G31 C0 P500 X406.8 Y284.7 Z0.35" calcext:value-type="string">
            <text:p>G31 C0 P500 X406.8 Y284.7 Z0.35</text:p>
          </table:table-cell>
        </table:table-row>
        <table:table-row table:style-name="ro1">
          <table:table-cell office:value-type="string" calcext:value-type="string">
            <text:p>Ex1</text:p>
          </table:table-cell>
          <table:table-cell office:value-type="float" office:value="314.015" calcext:value-type="float">
            <text:p>314.015</text:p>
          </table:table-cell>
          <table:table-cell office:value-type="float" office:value="275.52" calcext:value-type="float">
            <text:p>275.52</text:p>
          </table:table-cell>
          <table:table-cell office:value-type="float" office:value="310" calcext:value-type="float">
            <text:p>31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10 P0 R80 S165</text:p>
          </table:table-cell>
          <table:table-cell/>
          <table:table-cell table:formula="of:=CONCATENATE([.H3];[.I3];&quot; X&quot;;ROUND([.B3];3); &quot; Y&quot;;ROUND([.C3];3);&quot; Z&quot;;ROUND([.F3];3))" office:value-type="string" office:string-value="G10 P0 R80 S165 X314.015 Y275.52 Z0" calcext:value-type="string">
            <text:p>G10 P0 R80 S165 X314.015 Y275.52 Z0</text:p>
          </table:table-cell>
        </table:table-row>
        <table:table-row table:style-name="ro1">
          <table:table-cell office:value-type="string" calcext:value-type="string">
            <text:p>Ex2</text:p>
          </table:table-cell>
          <table:table-cell office:value-type="float" office:value="292.21" calcext:value-type="float">
            <text:p>292.21</text:p>
          </table:table-cell>
          <table:table-cell office:value-type="float" office:value="275.13" calcext:value-type="float">
            <text:p>275.13</text:p>
          </table:table-cell>
          <table:table-cell office:value-type="float" office:value="310" calcext:value-type="float">
            <text:p>31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10 P1 R80 S165</text:p>
          </table:table-cell>
          <table:table-cell/>
          <table:table-cell table:formula="of:=CONCATENATE([.H4];[.I4];&quot; X&quot;;ROUND([.B4];3); &quot; Y&quot;;ROUND([.C4];3);&quot; Z&quot;;ROUND([.F4];3))" office:value-type="string" office:string-value="G10 P1 R80 S165 X292.21 Y275.13 Z0" calcext:value-type="string">
            <text:p>G10 P1 R80 S165 X292.21 Y275.13 Z0</text:p>
          </table:table-cell>
        </table:table-row>
        <table:table-row table:style-name="ro1">
          <table:table-cell office:value-type="string" calcext:value-type="string">
            <text:p>Ex3</text:p>
          </table:table-cell>
          <table:table-cell office:value-type="float" office:value="269.85" calcext:value-type="float">
            <text:p>269.85</text:p>
          </table:table-cell>
          <table:table-cell office:value-type="float" office:value="275.1" calcext:value-type="float">
            <text:p>275.1</text:p>
          </table:table-cell>
          <table:table-cell office:value-type="float" office:value="310" calcext:value-type="float">
            <text:p>31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10 P2 R80 S165</text:p>
          </table:table-cell>
          <table:table-cell/>
          <table:table-cell table:formula="of:=CONCATENATE([.H5];[.I5];&quot; X&quot;;ROUND([.B5];3); &quot; Y&quot;;ROUND([.C5];3);&quot; Z&quot;;ROUND([.F5];3))" office:value-type="string" office:string-value="G10 P2 R80 S165 X269.85 Y275.1 Z0" calcext:value-type="string">
            <text:p>G10 P2 R80 S165 X269.85 Y275.1 Z0</text:p>
          </table:table-cell>
        </table:table-row>
        <table:table-row table:style-name="ro1">
          <table:table-cell office:value-type="string" calcext:value-type="string">
            <text:p>Ex4</text:p>
          </table:table-cell>
          <table:table-cell office:value-type="float" office:value="247.55" calcext:value-type="float">
            <text:p>247.55</text:p>
          </table:table-cell>
          <table:table-cell office:value-type="float" office:value="275.1" calcext:value-type="float">
            <text:p>275.1</text:p>
          </table:table-cell>
          <table:table-cell office:value-type="float" office:value="310" calcext:value-type="float">
            <text:p>31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10 P3 R80 S165</text:p>
          </table:table-cell>
          <table:table-cell/>
          <table:table-cell table:formula="of:=CONCATENATE([.H6];[.I6];&quot; X&quot;;ROUND([.B6];3); &quot; Y&quot;;ROUND([.C6];3);&quot; Z&quot;;ROUND([.F6];3))" office:value-type="string" office:string-value="G10 P3 R80 S165 X247.55 Y275.1 Z0" calcext:value-type="string">
            <text:p>G10 P3 R80 S165 X247.55 Y275.1 Z0</text:p>
          </table:table-cell>
        </table:table-row>
        <table:table-row table:style-name="ro1">
          <table:table-cell office:value-type="string" calcext:value-type="string">
            <text:p>Laser</text:p>
          </table:table-cell>
          <table:table-cell office:value-type="float" office:value="276.9" calcext:value-type="float">
            <text:p>276.9</text:p>
          </table:table-cell>
          <table:table-cell office:value-type="float" office:value="213.9" calcext:value-type="float">
            <text:p>213.9</text:p>
          </table:table-cell>
          <table:table-cell office:value-type="float" office:value="310" calcext:value-type="float">
            <text:p>31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10 P4 R-273.15 S-273.15</text:p>
          </table:table-cell>
          <table:table-cell/>
          <table:table-cell table:formula="of:=CONCATENATE([.H7];[.I7];&quot; X&quot;;ROUND([.B7];3); &quot; Y&quot;;ROUND([.C7];3);&quot; Z&quot;;ROUND([.F7];3))" office:value-type="string" office:string-value="G10 P4 R-273.15 S-273.15 X276.9 Y213.9 Z0" calcext:value-type="string">
            <text:p>G10 P4 R-273.15 S-273.15 X276.9 Y213.9 Z0</text:p>
          </table:table-cell>
        </table:table-row>
        <table:table-row table:style-name="ro1">
          <table:table-cell office:value-type="string" calcext:value-type="string">
            <text:p>Spindle</text:p>
          </table:table-cell>
          <table:table-cell office:value-type="float" office:value="365.65" calcext:value-type="float">
            <text:p>365.65</text:p>
          </table:table-cell>
          <table:table-cell office:value-type="float" office:value="228.8" calcext:value-type="float">
            <text:p>228.8</text:p>
          </table:table-cell>
          <table:table-cell office:value-type="float" office:value="310" calcext:value-type="float">
            <text:p>31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10 P5 R-273.15 S-273.15</text:p>
          </table:table-cell>
          <table:table-cell/>
          <table:table-cell table:formula="of:=CONCATENATE([.H8];[.I8];&quot; X&quot;;ROUND([.B8];3); &quot; Y&quot;;ROUND([.C8];3);&quot; Z&quot;;ROUND([.F8];3))" office:value-type="string" office:string-value="G10 P5 R-273.15 S-273.15 X365.65 Y228.8 Z0" calcext:value-type="string">
            <text:p>G10 P5 R-273.15 S-273.15 X365.65 Y228.8 Z0</text:p>
          </table:table-cell>
        </table:table-row>
        <table:table-row table:style-name="ro1">
          <table:table-cell office:value-type="string" calcext:value-type="string">
            <text:p>Microscope</text:p>
          </table:table-cell>
          <table:table-cell office:value-type="float" office:value="310" calcext:value-type="float">
            <text:p>310</text:p>
          </table:table-cell>
          <table:table-cell office:value-type="float" office:value="210" calcext:value-type="float">
            <text:p>210</text:p>
          </table:table-cell>
          <table:table-cell office:value-type="float" office:value="310" calcext:value-type="float">
            <text:p>31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0" table:number-rows-spanned="5">
            <text:p>1) Send machine to a region with plenty of room to change tools, perhaps “G0 X150 Y225”. These coordinates are now the “ScopeX/Y” reference point, where the microscope's crosshairs are aligned to.</text:p>
            <text:p/>
            <text:p>2) Leave a mark with each tool. For the probe, this can be approximately estimated. For extruders, use thermal paper. For lasers, simply fire briefly. For spindles, manually rotating an inexpensive bit works.</text:p>
            <text:p/>
            <text:p>3) Jog the machine until each mark is under the crosshairs, recording the readout under “X/Y” fields here.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</table:table>
      <table:table table:name="Relative" table:style-name="ta1"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Prefix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G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e</text:p>
          </table:table-cell>
          <table:table-cell table:formula="of:=[Raw.B2]-[Raw.D2]" office:value-type="float" office:value="96.8" calcext:value-type="float">
            <text:p>96.8</text:p>
          </table:table-cell>
          <table:table-cell table:formula="of:=[Raw.C2]-[Raw.E2]" office:value-type="float" office:value="74.7" calcext:value-type="float">
            <text:p>74.7</text:p>
          </table:table-cell>
          <table:table-cell table:formula="of:=[Raw.F2]" office:value-type="float" office:value="0.35" calcext:value-type="float">
            <text:p>0.35</text:p>
          </table:table-cell>
          <table:table-cell/>
          <table:table-cell office:value-type="string" calcext:value-type="string">
            <text:p>G31 C0 P500</text:p>
          </table:table-cell>
          <table:table-cell/>
          <table:table-cell table:formula="of:=CONCATENATE([.F2];[.G2];&quot; X&quot;;ROUND([.B2];3); &quot; Y&quot;;ROUND([.C2];3);&quot; Z&quot;;ROUND([.D2];3))" office:value-type="string" office:string-value="G31 C0 P500 X96.8 Y74.7 Z0.35" calcext:value-type="string">
            <text:p>G31 C0 P500 X96.8 Y74.7 Z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1</text:p>
          </table:table-cell>
          <table:table-cell table:formula="of:=[Raw.B3]-[Raw.D3]" office:value-type="float" office:value="4.01499999999999" calcext:value-type="float">
            <text:p>4.015</text:p>
          </table:table-cell>
          <table:table-cell table:formula="of:=[Raw.C3]-[Raw.E3]" office:value-type="float" office:value="65.52" calcext:value-type="float">
            <text:p>65.52</text:p>
          </table:table-cell>
          <table:table-cell table:formula="of:=[Raw.F3]" office:value-type="float" office:value="0" calcext:value-type="float">
            <text:p>0</text:p>
          </table:table-cell>
          <table:table-cell/>
          <table:table-cell office:value-type="string" calcext:value-type="string">
            <text:p>G10 P0 R80 S165</text:p>
          </table:table-cell>
          <table:table-cell/>
          <table:table-cell table:formula="of:=CONCATENATE([.F3];[.G3];&quot; X&quot;;ROUND([.B3];3); &quot; Y&quot;;ROUND([.C3];3);&quot; Z&quot;;ROUND([.D3];3))" office:value-type="string" office:string-value="G10 P0 R80 S165 X4.015 Y65.52 Z0" calcext:value-type="string">
            <text:p>G10 P0 R80 S165 X4.015 Y65.52 Z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2</text:p>
          </table:table-cell>
          <table:table-cell table:formula="of:=[Raw.B4]-[Raw.D4]" office:value-type="float" office:value="-17.79" calcext:value-type="float">
            <text:p>-17.79</text:p>
          </table:table-cell>
          <table:table-cell table:formula="of:=[Raw.C4]-[Raw.E4]" office:value-type="float" office:value="65.13" calcext:value-type="float">
            <text:p>65.13</text:p>
          </table:table-cell>
          <table:table-cell table:formula="of:=[Raw.F4]" office:value-type="float" office:value="0" calcext:value-type="float">
            <text:p>0</text:p>
          </table:table-cell>
          <table:table-cell/>
          <table:table-cell office:value-type="string" calcext:value-type="string">
            <text:p>G10 P1 R80 S165</text:p>
          </table:table-cell>
          <table:table-cell/>
          <table:table-cell table:formula="of:=CONCATENATE([.F4];[.G4];&quot; X&quot;;ROUND([.B4];3); &quot; Y&quot;;ROUND([.C4];3);&quot; Z&quot;;ROUND([.D4];3))" office:value-type="string" office:string-value="G10 P1 R80 S165 X-17.79 Y65.13 Z0" calcext:value-type="string">
            <text:p>G10 P1 R80 S165 X-17.79 Y65.13 Z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3</text:p>
          </table:table-cell>
          <table:table-cell table:formula="of:=[Raw.B5]-[Raw.D5]" office:value-type="float" office:value="-40.15" calcext:value-type="float">
            <text:p>-40.15</text:p>
          </table:table-cell>
          <table:table-cell table:formula="of:=[Raw.C5]-[Raw.E5]" office:value-type="float" office:value="65.1" calcext:value-type="float">
            <text:p>65.1</text:p>
          </table:table-cell>
          <table:table-cell table:formula="of:=[Raw.F5]" office:value-type="float" office:value="0" calcext:value-type="float">
            <text:p>0</text:p>
          </table:table-cell>
          <table:table-cell/>
          <table:table-cell office:value-type="string" calcext:value-type="string">
            <text:p>G10 P2 R80 S165</text:p>
          </table:table-cell>
          <table:table-cell/>
          <table:table-cell table:formula="of:=CONCATENATE([.F5];[.G5];&quot; X&quot;;ROUND([.B5];3); &quot; Y&quot;;ROUND([.C5];3);&quot; Z&quot;;ROUND([.D5];3))" office:value-type="string" office:string-value="G10 P2 R80 S165 X-40.15 Y65.1 Z0" calcext:value-type="string">
            <text:p>G10 P2 R80 S165 X-40.15 Y65.1 Z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4</text:p>
          </table:table-cell>
          <table:table-cell table:formula="of:=[Raw.B6]-[Raw.D6]" office:value-type="float" office:value="-62.45" calcext:value-type="float">
            <text:p>-62.45</text:p>
          </table:table-cell>
          <table:table-cell table:formula="of:=[Raw.C6]-[Raw.E6]" office:value-type="float" office:value="65.1" calcext:value-type="float">
            <text:p>65.1</text:p>
          </table:table-cell>
          <table:table-cell table:formula="of:=[Raw.F6]" office:value-type="float" office:value="0" calcext:value-type="float">
            <text:p>0</text:p>
          </table:table-cell>
          <table:table-cell/>
          <table:table-cell office:value-type="string" calcext:value-type="string">
            <text:p>G10 P3 R80 S165</text:p>
          </table:table-cell>
          <table:table-cell/>
          <table:table-cell table:formula="of:=CONCATENATE([.F6];[.G6];&quot; X&quot;;ROUND([.B6];3); &quot; Y&quot;;ROUND([.C6];3);&quot; Z&quot;;ROUND([.D6];3))" office:value-type="string" office:string-value="G10 P3 R80 S165 X-62.45 Y65.1 Z0" calcext:value-type="string">
            <text:p>G10 P3 R80 S165 X-62.45 Y65.1 Z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er</text:p>
          </table:table-cell>
          <table:table-cell table:formula="of:=[Raw.B7]-[Raw.D7]" office:value-type="float" office:value="-33.1" calcext:value-type="float">
            <text:p>-33.1</text:p>
          </table:table-cell>
          <table:table-cell table:formula="of:=[Raw.C7]-[Raw.E7]" office:value-type="float" office:value="3.90000000000001" calcext:value-type="float">
            <text:p>3.9</text:p>
          </table:table-cell>
          <table:table-cell table:formula="of:=[Raw.F7]" office:value-type="float" office:value="0" calcext:value-type="float">
            <text:p>0</text:p>
          </table:table-cell>
          <table:table-cell/>
          <table:table-cell office:value-type="string" calcext:value-type="string">
            <text:p>G10 P4 R-273.15 S-273.15</text:p>
          </table:table-cell>
          <table:table-cell/>
          <table:table-cell table:formula="of:=CONCATENATE([.F7];[.G7];&quot; X&quot;;ROUND([.B7];3); &quot; Y&quot;;ROUND([.C7];3);&quot; Z&quot;;ROUND([.D7];3))" office:value-type="string" office:string-value="G10 P4 R-273.15 S-273.15 X-33.1 Y3.9 Z0" calcext:value-type="string">
            <text:p>G10 P4 R-273.15 S-273.15 X-33.1 Y3.9 Z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ndle</text:p>
          </table:table-cell>
          <table:table-cell table:formula="of:=[Raw.B8]-[Raw.D8]" office:value-type="float" office:value="55.65" calcext:value-type="float">
            <text:p>55.65</text:p>
          </table:table-cell>
          <table:table-cell table:formula="of:=[Raw.C8]-[Raw.E8]" office:value-type="float" office:value="18.8" calcext:value-type="float">
            <text:p>18.8</text:p>
          </table:table-cell>
          <table:table-cell table:formula="of:=[Raw.F8]" office:value-type="float" office:value="0" calcext:value-type="float">
            <text:p>0</text:p>
          </table:table-cell>
          <table:table-cell/>
          <table:table-cell office:value-type="string" calcext:value-type="string">
            <text:p>G10 P5 R-273.15 S-273.15</text:p>
          </table:table-cell>
          <table:table-cell/>
          <table:table-cell table:formula="of:=CONCATENATE([.F8];[.G8];&quot; X&quot;;ROUND([.B8];3); &quot; Y&quot;;ROUND([.C8];3);&quot; Z&quot;;ROUND([.D8];3))" office:value-type="string" office:string-value="G10 P5 R-273.15 S-273.15 X55.65 Y18.8 Z0" calcext:value-type="string">
            <text:p>G10 P5 R-273.15 S-273.15 X55.65 Y18.8 Z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cope</text:p>
          </table:table-cell>
          <table:table-cell table:formula="of:=[Raw.B9]-[Raw.D9]" office:value-type="float" office:value="0" calcext:value-type="float">
            <text:p>0</text:p>
          </table:table-cell>
          <table:table-cell table:formula="of:=[Raw.C9]-[Raw.E9]" office:value-type="float" office:value="0" calcext:value-type="float">
            <text:p>0</text:p>
          </table:table-cell>
          <table:table-cell table:formula="of:=[Raw.F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0" table:number-rows-spanned="4">
            <text:p>Distances relative to microscope, calculated from Raw sheet.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</table:table>
      <table:table table:name="Offset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 table:formula="of:=[Relative.A1]" office:value-type="string" office:string-value="Tool" calcext:value-type="string">
            <text:p>Tool</text:p>
          </table:table-cell>
          <table:table-cell table:formula="of:=[Relative.B1]" office:value-type="string" office:string-value="X" calcext:value-type="string">
            <text:p>X</text:p>
          </table:table-cell>
          <table:table-cell table:formula="of:=[Relative.C1]" office:value-type="string" office:string-value="Y" calcext:value-type="string">
            <text:p>Y</text:p>
          </table:table-cell>
          <table:table-cell table:formula="of:=[Relative.D1]" office:value-type="string" office:string-value="Z" calcext:value-type="string">
            <text:p>Z</text:p>
          </table:table-cell>
          <table:table-cell/>
          <table:table-cell table:formula="of:=[Relative.F1]" office:value-type="string" office:string-value="Prefix" calcext:value-type="string">
            <text:p>Prefix</text:p>
          </table:table-cell>
          <table:table-cell table:formula="of:=[Relative.G1]" office:value-type="string" office:string-value="Suffix" calcext:value-type="string">
            <text:p>Suffix</text:p>
          </table:table-cell>
          <table:table-cell table:formula="of:=[Relative.H1]" office:value-type="string" office:string-value="Gcode" calcext:value-type="string">
            <text:p>Gcode</text:p>
          </table:table-cell>
          <table:table-cell table:number-columns-repeated="2"/>
          <table:table-cell office:value-type="string" calcext:value-type="string">
            <text:p>OffsetX</text:p>
          </table:table-cell>
          <table:table-cell office:value-type="string" calcext:value-type="string">
            <text:p>OffsetY</text:p>
          </table:table-cell>
        </table:table-row>
        <table:table-row table:style-name="ro1">
          <table:table-cell table:formula="of:=[Relative.A2]" office:value-type="string" office:string-value="Probe" calcext:value-type="string">
            <text:p>Probe</text:p>
          </table:table-cell>
          <table:table-cell table:formula="of:=[Relative.B2]+[.K$2]" office:value-type="float" office:value="40.8" calcext:value-type="float">
            <text:p>40.8</text:p>
          </table:table-cell>
          <table:table-cell table:formula="of:=[Relative.C2]+[.L$2]" office:value-type="float" office:value="8.69999999999999" calcext:value-type="float">
            <text:p>8.7</text:p>
          </table:table-cell>
          <table:table-cell table:formula="of:=[Relative.D2]" office:value-type="float" office:value="0.35" calcext:value-type="float">
            <text:p>0.35</text:p>
          </table:table-cell>
          <table:table-cell/>
          <table:table-cell table:formula="of:=[Relative.F2]" office:value-type="string" office:string-value="G31 C0 P500" calcext:value-type="string">
            <text:p>G31 C0 P500</text:p>
          </table:table-cell>
          <table:table-cell/>
          <table:table-cell table:formula="of:=CONCATENATE([.F2];[.G2];&quot; X&quot;;ROUND([.B2];3); &quot; Y&quot;;ROUND([.C2];3);&quot; Z&quot;;ROUND([.D2];3))" office:value-type="string" office:string-value="G31 C0 P500 X40.8 Y8.7 Z0.35" calcext:value-type="string">
            <text:p>G31 C0 P500 X40.8 Y8.7 Z0.35</text:p>
          </table:table-cell>
          <table:table-cell table:number-columns-repeated="2"/>
          <table:table-cell office:value-type="float" office:value="-56" calcext:value-type="float">
            <text:p>-56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table:formula="of:=[Relative.A3]" office:value-type="string" office:string-value="Ex1" calcext:value-type="string">
            <text:p>Ex1</text:p>
          </table:table-cell>
          <table:table-cell table:formula="of:=[Relative.B3]+[.K$2]" office:value-type="float" office:value="-51.985" calcext:value-type="float">
            <text:p>-51.985</text:p>
          </table:table-cell>
          <table:table-cell table:formula="of:=[Relative.C3]+[.L$2]" office:value-type="float" office:value="-0.480000000000018" calcext:value-type="float">
            <text:p>-0.48</text:p>
          </table:table-cell>
          <table:table-cell table:formula="of:=[Relative.D3]" office:value-type="float" office:value="0" calcext:value-type="float">
            <text:p>0</text:p>
          </table:table-cell>
          <table:table-cell/>
          <table:table-cell table:formula="of:=[Relative.F3]" office:value-type="string" office:string-value="G10 P0 R80 S165" calcext:value-type="string">
            <text:p>G10 P0 R80 S165</text:p>
          </table:table-cell>
          <table:table-cell/>
          <table:table-cell table:formula="of:=CONCATENATE([.F3];[.G3];&quot; X&quot;;ROUND([.B3];3); &quot; Y&quot;;ROUND([.C3];3);&quot; Z&quot;;ROUND([.D3];3))" office:value-type="string" office:string-value="G10 P0 R80 S165 X-51.985 Y-0.48 Z0" calcext:value-type="string">
            <text:p>G10 P0 R80 S165 X-51.985 Y-0.48 Z0</text:p>
          </table:table-cell>
          <table:table-cell table:number-columns-repeated="4"/>
        </table:table-row>
        <table:table-row table:style-name="ro1">
          <table:table-cell table:formula="of:=[Relative.A4]" office:value-type="string" office:string-value="Ex2" calcext:value-type="string">
            <text:p>Ex2</text:p>
          </table:table-cell>
          <table:table-cell table:formula="of:=[Relative.B4]+[.K$2]" office:value-type="float" office:value="-73.79" calcext:value-type="float">
            <text:p>-73.79</text:p>
          </table:table-cell>
          <table:table-cell table:formula="of:=[Relative.C4]+[.L$2]" office:value-type="float" office:value="-0.870000000000005" calcext:value-type="float">
            <text:p>-0.87</text:p>
          </table:table-cell>
          <table:table-cell table:formula="of:=[Relative.D4]" office:value-type="float" office:value="0" calcext:value-type="float">
            <text:p>0</text:p>
          </table:table-cell>
          <table:table-cell/>
          <table:table-cell table:formula="of:=[Relative.F4]" office:value-type="string" office:string-value="G10 P1 R80 S165" calcext:value-type="string">
            <text:p>G10 P1 R80 S165</text:p>
          </table:table-cell>
          <table:table-cell/>
          <table:table-cell table:formula="of:=CONCATENATE([.F4];[.G4];&quot; X&quot;;ROUND([.B4];3); &quot; Y&quot;;ROUND([.C4];3);&quot; Z&quot;;ROUND([.D4];3))" office:value-type="string" office:string-value="G10 P1 R80 S165 X-73.79 Y-0.87 Z0" calcext:value-type="string">
            <text:p>G10 P1 R80 S165 X-73.79 Y-0.87 Z0</text:p>
          </table:table-cell>
          <table:table-cell table:number-columns-repeated="4"/>
        </table:table-row>
        <table:table-row table:style-name="ro1">
          <table:table-cell table:formula="of:=[Relative.A5]" office:value-type="string" office:string-value="Ex3" calcext:value-type="string">
            <text:p>Ex3</text:p>
          </table:table-cell>
          <table:table-cell table:formula="of:=[Relative.B5]+[.K$2]" office:value-type="float" office:value="-96.15" calcext:value-type="float">
            <text:p>-96.15</text:p>
          </table:table-cell>
          <table:table-cell table:formula="of:=[Relative.C5]+[.L$2]" office:value-type="float" office:value="-0.899999999999977" calcext:value-type="float">
            <text:p>-0.9</text:p>
          </table:table-cell>
          <table:table-cell table:formula="of:=[Relative.D5]" office:value-type="float" office:value="0" calcext:value-type="float">
            <text:p>0</text:p>
          </table:table-cell>
          <table:table-cell/>
          <table:table-cell table:formula="of:=[Relative.F5]" office:value-type="string" office:string-value="G10 P2 R80 S165" calcext:value-type="string">
            <text:p>G10 P2 R80 S165</text:p>
          </table:table-cell>
          <table:table-cell/>
          <table:table-cell table:formula="of:=CONCATENATE([.F5];[.G5];&quot; X&quot;;ROUND([.B5];3); &quot; Y&quot;;ROUND([.C5];3);&quot; Z&quot;;ROUND([.D5];3))" office:value-type="string" office:string-value="G10 P2 R80 S165 X-96.15 Y-0.9 Z0" calcext:value-type="string">
            <text:p>G10 P2 R80 S165 X-96.15 Y-0.9 Z0</text:p>
          </table:table-cell>
          <table:table-cell table:number-columns-repeated="4"/>
        </table:table-row>
        <table:table-row table:style-name="ro1">
          <table:table-cell table:formula="of:=[Relative.A6]" office:value-type="string" office:string-value="Ex4" calcext:value-type="string">
            <text:p>Ex4</text:p>
          </table:table-cell>
          <table:table-cell table:formula="of:=[Relative.B6]+[.K$2]" office:value-type="float" office:value="-118.45" calcext:value-type="float">
            <text:p>-118.45</text:p>
          </table:table-cell>
          <table:table-cell table:formula="of:=[Relative.C6]+[.L$2]" office:value-type="float" office:value="-0.899999999999977" calcext:value-type="float">
            <text:p>-0.9</text:p>
          </table:table-cell>
          <table:table-cell table:formula="of:=[Relative.D6]" office:value-type="float" office:value="0" calcext:value-type="float">
            <text:p>0</text:p>
          </table:table-cell>
          <table:table-cell/>
          <table:table-cell table:formula="of:=[Relative.F6]" office:value-type="string" office:string-value="G10 P3 R80 S165" calcext:value-type="string">
            <text:p>G10 P3 R80 S165</text:p>
          </table:table-cell>
          <table:table-cell/>
          <table:table-cell table:formula="of:=CONCATENATE([.F6];[.G6];&quot; X&quot;;ROUND([.B6];3); &quot; Y&quot;;ROUND([.C6];3);&quot; Z&quot;;ROUND([.D6];3))" office:value-type="string" office:string-value="G10 P3 R80 S165 X-118.45 Y-0.9 Z0" calcext:value-type="string">
            <text:p>G10 P3 R80 S165 X-118.45 Y-0.9 Z0</text:p>
          </table:table-cell>
          <table:table-cell table:number-columns-repeated="4"/>
        </table:table-row>
        <table:table-row table:style-name="ro1">
          <table:table-cell table:formula="of:=[Relative.A7]" office:value-type="string" office:string-value="Laser" calcext:value-type="string">
            <text:p>Laser</text:p>
          </table:table-cell>
          <table:table-cell table:formula="of:=[Relative.B7]+[.K$2]" office:value-type="float" office:value="-89.1" calcext:value-type="float">
            <text:p>-89.1</text:p>
          </table:table-cell>
          <table:table-cell table:formula="of:=[Relative.C7]+[.L$2]" office:value-type="float" office:value="-62.1" calcext:value-type="float">
            <text:p>-62.1</text:p>
          </table:table-cell>
          <table:table-cell table:formula="of:=[Relative.D7]" office:value-type="float" office:value="0" calcext:value-type="float">
            <text:p>0</text:p>
          </table:table-cell>
          <table:table-cell/>
          <table:table-cell table:formula="of:=[Relative.F7]" office:value-type="string" office:string-value="G10 P4 R-273.15 S-273.15" calcext:value-type="string">
            <text:p>G10 P4 R-273.15 S-273.15</text:p>
          </table:table-cell>
          <table:table-cell/>
          <table:table-cell table:formula="of:=CONCATENATE([.F7];[.G7];&quot; X&quot;;ROUND([.B7];3); &quot; Y&quot;;ROUND([.C7];3);&quot; Z&quot;;ROUND([.D7];3))" office:value-type="string" office:string-value="G10 P4 R-273.15 S-273.15 X-89.1 Y-62.1 Z0" calcext:value-type="string">
            <text:p>G10 P4 R-273.15 S-273.15 X-89.1 Y-62.1 Z0</text:p>
          </table:table-cell>
          <table:table-cell table:number-columns-repeated="4"/>
        </table:table-row>
        <table:table-row table:style-name="ro1">
          <table:table-cell table:formula="of:=[Relative.A8]" office:value-type="string" office:string-value="Spindle" calcext:value-type="string">
            <text:p>Spindle</text:p>
          </table:table-cell>
          <table:table-cell table:formula="of:=[Relative.B8]+[.K$2]" office:value-type="float" office:value="-0.350000000000023" calcext:value-type="float">
            <text:p>-0.35</text:p>
          </table:table-cell>
          <table:table-cell table:formula="of:=[Relative.C8]+[.L$2]" office:value-type="float" office:value="-47.2" calcext:value-type="float">
            <text:p>-47.2</text:p>
          </table:table-cell>
          <table:table-cell table:formula="of:=[Relative.D8]" office:value-type="float" office:value="0" calcext:value-type="float">
            <text:p>0</text:p>
          </table:table-cell>
          <table:table-cell/>
          <table:table-cell table:formula="of:=[Relative.F8]" office:value-type="string" office:string-value="G10 P5 R-273.15 S-273.15" calcext:value-type="string">
            <text:p>G10 P5 R-273.15 S-273.15</text:p>
          </table:table-cell>
          <table:table-cell/>
          <table:table-cell table:formula="of:=CONCATENATE([.F8];[.G8];&quot; X&quot;;ROUND([.B8];3); &quot; Y&quot;;ROUND([.C8];3);&quot; Z&quot;;ROUND([.D8];3))" office:value-type="string" office:string-value="G10 P5 R-273.15 S-273.15 X-0.35 Y-47.2 Z0" calcext:value-type="string">
            <text:p>G10 P5 R-273.15 S-273.15 X-0.35 Y-47.2 Z0</text:p>
          </table:table-cell>
          <table:table-cell table:number-columns-repeated="4"/>
        </table:table-row>
        <table:table-row table:style-name="ro1">
          <table:table-cell table:formula="of:=[Relative.A9]" office:value-type="string" office:string-value="Microscope" calcext:value-type="string">
            <text:p>Microscope</text:p>
          </table:table-cell>
          <table:table-cell table:formula="of:=[Relative.B9]+[.K$2]" office:value-type="float" office:value="-56" calcext:value-type="float">
            <text:p>-56</text:p>
          </table:table-cell>
          <table:table-cell table:formula="of:=[Relative.C9]+[.L$2]" office:value-type="float" office:value="-66" calcext:value-type="float">
            <text:p>-66</text:p>
          </table:table-cell>
          <table:table-cell table:formula="of:=[Relative.D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10" table:number-rows-spanned="4">
            <text:p>Distances relative to OffsetX/Y coordinate. In effect, setting an origin for the tool platform. Useful to ensure non-positive coordiantes for all tools, or at least specific tools planned for a given job.</text:p>
          </table:table-cell>
          <table:covered-table-cell table:number-columns-repeated="9"/>
          <table:table-cell table:number-columns-repeated="2"/>
        </table:table-row>
        <table:table-row table:style-name="ro1">
          <table:covered-table-cell table:number-columns-repeated="10"/>
          <table:table-cell table:number-columns-repeated="2"/>
        </table:table-row>
        <table:table-row table:style-name="ro1">
          <table:covered-table-cell table:number-columns-repeated="10"/>
          <table:table-cell table:number-columns-repeated="2"/>
        </table:table-row>
        <table:table-row table:style-name="ro1">
          <table:covered-table-cell table:number-columns-repeated="10"/>
          <table:table-cell table:number-columns-repeated="2"/>
        </table:table-row>
      </table:table>
      <table:table table:name="Chart" table:style-name="ta1">
        <table:shapes>
          <draw:frame draw:z-index="0" draw:style-name="gr3" draw:text-style-name="P3" svg:width="755.35pt" svg:height="351.64pt" svg:x="0.51pt" svg:y="1.3pt">
            <loext:p draw:notify-on-update-of-ranges="Offset.B2:Offset.B9 Offset.A2:Offset.A9 Offset.C2:Offset.C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/00/0000</text:date>, <text:time style:data-style-name="N2" text:time-value="23:40:07.851927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4T22:10:16.792096919</meta:creation-date>
    <dc:date>2016-01-21T00:06:39.544395106</dc:date>
    <meta:editing-duration>PT17H21M4S</meta:editing-duration>
    <meta:editing-cycles>73</meta:editing-cycles>
    <meta:generator>LibreOffice/5.0.4.2$Linux_X86_64 LibreOffice_project/00m0$Build-2</meta:generator>
    <meta:document-statistic meta:table-count="5" meta:cell-count="2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6.648cm" svg:height="12.406cm" xlink:href=".." xlink:type="simple" chart:class="chart:scatter" chart:style-name="ch1">
        <chart:plot-area chart:style-name="ch2" table:cell-range-address="Offset.A2:Offset.C9" chart:data-source-has-labels="row" svg:x="0.532cm" svg:y="0.248cm" svg:width="25.584cm" svg:height="11.91cm">
          <chartooo:coordinate-region svg:x="0.863cm" svg:y="0.448cm" svg:width="25.066cm" svg:height="11.511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Offset.C2:Offset.C9" chart:label-cell-address="Offset.A2:Offset.A9" chart:class="chart:scatter">
            <chart:domain table:cell-range-address="Offset.B2:Offset.B9"/>
            <chart:data-point chart:repeated="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robe Ex1 Ex2 Ex3 Ex4 Laser Spindle Microscope</text:p>
                <text:list>
                  <text:list-item>
                    <text:p>Probe</text:p>
                  </text:list-item>
                  <text:list-item>
                    <text:p>Ex1</text:p>
                  </text:list-item>
                  <text:list-item>
                    <text:p>Ex2</text:p>
                  </text:list-item>
                  <text:list-item>
                    <text:p>Ex3</text:p>
                  </text:list-item>
                  <text:list-item>
                    <text:p>Ex4</text:p>
                  </text:list-item>
                  <text:list-item>
                    <text:p>Laser</text:p>
                  </text:list-item>
                  <text:list-item>
                    <text:p>Spindle</text:p>
                  </text:list-item>
                  <text:list-item>
                    <text:p>Microscope</text:p>
                  </text:list-item>
                </text:list>
                <draw:g>
                  <svg:desc>Offset.A2:Offset.A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.8">
                <text:p>40.8</text:p>
                <draw:g>
                  <svg:desc>Offset.B2:Offset.B9</svg:desc>
                </draw:g>
              </table:table-cell>
              <table:table-cell office:value-type="float" office:value="8.69999999999999">
                <text:p>8.69999999999999</text:p>
                <draw:g>
                  <svg:desc>Offset.C2:Offset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1.985">
                <text:p>-51.985</text:p>
              </table:table-cell>
              <table:table-cell office:value-type="float" office:value="-0.480000000000018">
                <text:p>-0.480000000000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3.79">
                <text:p>-73.79</text:p>
              </table:table-cell>
              <table:table-cell office:value-type="float" office:value="-0.870000000000005">
                <text:p>-0.870000000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6.15">
                <text:p>-96.15</text:p>
              </table:table-cell>
              <table:table-cell office:value-type="float" office:value="-0.899999999999977">
                <text:p>-0.8999999999999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18.45">
                <text:p>-118.45</text:p>
              </table:table-cell>
              <table:table-cell office:value-type="float" office:value="-0.899999999999977">
                <text:p>-0.8999999999999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9.1">
                <text:p>-89.1</text:p>
              </table:table-cell>
              <table:table-cell office:value-type="float" office:value="-62.1">
                <text:p>-62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350000000000023">
                <text:p>-0.350000000000023</text:p>
              </table:table-cell>
              <table:table-cell office:value-type="float" office:value="-47.2">
                <text:p>-47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6">
                <text:p>-56</text:p>
              </table:table-cell>
              <table:table-cell office:value-type="float" office:value="-66">
                <text:p>-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